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fence="true" stretchy="true">|</mo>
                      <mrow>
                        <mrow>
                          <mi>R</mi>
                          <mrow>
                            <msub>
                              <mn>1</mn>
                              <mi>x</mi>
                            </msub>
                            <mo stretchy="false">−</mo>
                            <msub>
                              <mi>X</mi>
                              <mi>x</mi>
                            </msub>
                          </mrow>
                        </mrow>
                      </mrow>
                      <mo fence="true" stretchy="true">|</mo>
                    </mrow>
                    <mrow>
                      <mo fence="true" stretchy="true">|</mo>
                      <mrow>
                        <mrow>
                          <mi>R</mi>
                          <mrow>
                            <msub>
                              <mn>1</mn>
                              <mi>у</mi>
                            </msub>
                            <mo stretchy="false">−</mo>
                            <msub>
                              <mi>X</mi>
                              <mi>у</mi>
                            </msub>
                          </mrow>
                        </mrow>
                      </mrow>
                      <mo fence="true" stretchy="true">|</mo>
                    </mrow>
                  </mfrac>
                  <mo stretchy="false">=</mo>
                  <mi>tan</mi>
                </mrow>
                <mrow>
                  <mo fence="true" stretchy="false">(</mo>
                  <mrow>
                    <mrow>
                      <mi>R</mi>
                      <msub>
                        <mn>1</mn>
                        <mi>a</mi>
                      </msub>
                    </mrow>
                  </mrow>
                  <mo fence="true" stretchy="false">)</mo>
                </mrow>
              </mrow>
            </mtd>
            <mtd>
              <mrow>
                <mi>,</mi>
                <mi>R</mi>
                <mrow>
                  <msub>
                    <mn>1</mn>
                    <mi>a</mi>
                  </msub>
                  <mo stretchy="false">≠</mo>
                  <mi>R</mi>
                </mrow>
                <msub>
                  <mn>2</mn>
                  <mi>a</mi>
                </msub>
              </mrow>
            </mtd>
          </mtr>
          <mtr>
            <mtd>
              <mrow>
                <mrow>
                  <mfrac>
                    <mrow>
                      <mo fence="true" stretchy="true">|</mo>
                      <mrow>
                        <mrow>
                          <mi>R</mi>
                          <mrow>
                            <msub>
                              <mn>2</mn>
                              <mi>x</mi>
                            </msub>
                            <mo stretchy="false">−</mo>
                            <msub>
                              <mi>X</mi>
                              <mi>x</mi>
                            </msub>
                          </mrow>
                        </mrow>
                      </mrow>
                      <mo fence="true" stretchy="true">|</mo>
                    </mrow>
                    <mrow>
                      <mo fence="true" stretchy="true">|</mo>
                      <mrow>
                        <mrow>
                          <mi>R</mi>
                          <mrow>
                            <msub>
                              <mn>2</mn>
                              <mi>у</mi>
                            </msub>
                            <mo stretchy="false">−</mo>
                            <msub>
                              <mi>X</mi>
                              <mi>у</mi>
                            </msub>
                          </mrow>
                        </mrow>
                      </mrow>
                      <mo fence="true" stretchy="true">|</mo>
                    </mrow>
                  </mfrac>
                  <mo stretchy="false">=</mo>
                  <mi>tan</mi>
                </mrow>
                <mrow>
                  <mo fence="true" stretchy="false">(</mo>
                  <mrow>
                    <mrow>
                      <mi>R</mi>
                      <msub>
                        <mn>2</mn>
                        <mi>a</mi>
                      </msub>
                    </mrow>
                  </mrow>
                  <mo fence="true" stretchy="false">)</mo>
                </mrow>
              </mrow>
            </mtd>
            <mtd>
              <mrow>
                <mi>,</mi>
                <mi>R</mi>
                <mrow>
                  <msub>
                    <mn>1</mn>
                    <mi>a</mi>
                  </msub>
                  <mo stretchy="false">≠</mo>
                  <mi>R</mi>
                </mrow>
                <msub>
                  <mn>2</mn>
                  <mi>a</mi>
                </msub>
              </mrow>
            </mtd>
          </mtr>
        </mtable>
      </mrow>
    </mrow>
    <annotation encoding="StarMath 5.0">left lbrace matrix {  {abs {R1_{x}-X_{x}}} over {abs {R1_{у}-X_{у}}} = tan(R1_{a})   # , R1_{a} &lt;&gt; R2_{a}  ##{abs {R2_{x}-X_{x}}} over {abs {R2_{у}-X_{у}}} = tan(R2_{a})   # , R1_{a} &lt;&gt; R2_{a} } right no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23:25.585136458</meta:creation-date>
    <dc:date>2016-05-27T15:41:29.948054403</dc:date>
    <meta:editing-duration>PT4M14S</meta:editing-duration>
    <meta:editing-cycles>1</meta:editing-cycles>
    <meta:generator>LibreOffice/5.1.2.2$Linux_X86_64 LibreOffice_project/10m0$Build-2</meta:generator>
  </office:meta>
</office:document-meta>
</file>